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15.332cm"/>
    </style:style>
    <style:style style:name="co3" style:family="table-column">
      <style:table-column-properties fo:break-before="auto" style:column-width="8.523cm"/>
    </style:style>
    <style:style style:name="co4" style:family="table-column">
      <style:table-column-properties fo:break-before="auto" style:column-width="12.118cm"/>
    </style:style>
    <style:style style:name="ro1" style:family="table-row">
      <style:table-row-properties style:row-height="0.529cm" fo:break-before="auto" style:use-optimal-row-height="true"/>
    </style:style>
    <style:style style:name="ta1" style:family="table" style:master-page-name="PageStyle_5f_Ac24horas_20_Scraping">
      <style:table-properties table:display="true" style:writing-mode="lr-tb"/>
    </style:style>
    <style:style style:name="ta2" style:family="table" style:master-page-name="PageStyle_5f_Cameli">
      <style:table-properties table:display="true" style:writing-mode="lr-tb"/>
    </style:style>
    <style:style style:name="ta3" style:family="table" style:master-page-name="PageStyle_5f_Bocalom">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24horas Scraping"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6378" table:default-cell-style-name="Default"/>
        <table:table-row table:style-name="ro1">
          <table:table-cell office:value-type="string" calcext:value-type="string">
            <text:p>28/11/2022</text:p>
          </table:table-cell>
          <table:table-cell office:value-type="string" calcext:value-type="string">
            <text:p>https://i0.wp.com/ac24horas.com/wp-content/uploads/2022/07/TESTE-COVID-NOVO.jpg?resize=400%2C240&amp;ssl=1</text:p>
          </table:table-cell>
          <table:table-cell office:value-type="string" calcext:value-type="string">
            <text:p>Cotidiano</text:p>
          </table:table-cell>
          <table:table-cell office:value-type="string" calcext:value-type="string">
            <text:p>Acre registra 2 novos casos de Covid-19 nesta segunda-feira e segue sem internação</text:p>
          </table:table-cell>
          <table:table-cell office:value-type="string" calcext:value-type="string">
            <text:p>https://ac24horas.com/2022/11/28/acre-registra-2-novos-casos-de-covid-19-nesta-segunda-feira-e-segue-sem-internacao-pela-doenca/</text:p>
          </table:table-cell>
          <table:table-cell office:value-type="string" calcext:value-type="string">
            <text:p>Em novo boletim da Secretaria de Saúde do Acre (Sesacre), desta segunda-feira, 28, dois casos de Covid-19 foram notificados no Acre. Com isso, o número de infectados chega a 153.687.O informativa também indicou que não ocorreu nenhuma morte, assim, o registro de óbitos pela doença é mantido em 2.029. O Estado segue sem nenhuma pessoa internada.Até o momento, existe 360.475 notificações de contaminação pela doença, sendo que 206.765 casos foram descartados e 23 exames de RT-PCR aguardam análise do Laboratório Central de Saúde Pública do Acre (Lacen).Os dados de vacinação contra a covid-19 no Acre podem ser acessados no Painel de Monitoramento da Vacinação, disponível no endereço eletrônico:http://covid19.ac.gov.br/vacina/inicio.As informações são atualizadas na plataforma do Ministério da Saúde (MS) e estão sujeitas a alterações constantes, em razão das informações inseridas a partir de cada municíp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novo boletim da Secretaria de Saúde do Acre (Sesacre), desta segunda-feira, 28, dois casos de Covid-19 foram notificados no Acre. Com isso, o número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CRISTIUANO.jpg?resize=400%2C240&amp;ssl=1</text:p>
          </table:table-cell>
          <table:table-cell office:value-type="string" calcext:value-type="string">
            <text:p>Destaque 3</text:p>
          </table:table-cell>
          <table:table-cell office:value-type="string" calcext:value-type="string">
            <text:p>Portugal vence, se classifica às oitavas de final e complica o Uruguai na Copa do Mundo</text:p>
          </table:table-cell>
          <table:table-cell office:value-type="string" calcext:value-type="string">
            <text:p>https://ac24horas.com/2022/11/28/portugal-vence-se-classifica-as-oitavas-e-complica-o-uruguai-na-copa-do-mundo/</text:p>
          </table:table-cell>
          <table:table-cell office:value-type="string" calcext:value-type="string">
            <text:p>Portugal venceu o Uruguai por 2 a 0 nesta segunda-feira (28) e garantiu a classificação para as oitavas de final da Copa do Mundo. A Celeste, por sua vez, ficou em situação complicada no Grupo H e não depende mais apenas de si para avançar.O primeiro gol foi marcado aos oito minutos do segundo tempo, quando Bruno Fernandes cruzou, Cristiano Ronaldo subiu para cabecear e a bola acabou passando e morrendo no fundo da rede. Já nos acréscimos, depois pênalti marcado com a ajuda do VAR, Bruno Fernandes cobrou e fechou o placar.Após sofrer o primeiro gol, o Uruguai se atirou ao ataque com a entrada de Suárez e Arrascaeta. A Celeste teve diversas chances para empatar e acabou carimbando a trave portuguesa, mas não conseguiu marcar e levou um balde de água fria com o pênalti no s minutos finais de jogo.Como Portugal já havia vencido a seleção de Gana na estreia, chegou a seis pontos e confirmou a classificação. Agora, a equipe de Cristiano Ronaldo vai enfrentar a Coreia do Sul na última rodada em busca de garantir a primeira colocação do grupo.Já o Uruguai vinha de empate sem gols com a Coreia do Sul na estreia e soma apenas um ponto. A Celeste terá pela frente Gana e precisa vencer para sonhar com a classificação. Mesmo se ganhar, precisará torcer para a Coreia do Sul não derrotar Portugal por uma vantagem de gols maior.Isso porque Uruguai e Coreia do Sul somam um ponto cada no grupo, mas a Celeste tem um gol a menos de saldo. Ou seja, se as duas seleções vencerem na última rodada, a vantagem de gols será decisiva.Por fim, Gana avança se vencer o Uruguai. Caso haja empate, a seleção africana terá de torcer pelo tropeço da Coreia do Sul diante de Portugal. A disputa será intensa pela segunda vaga do Grupo H, com os jogos realizados na próxima sexta-feira (2), às 12h (de Brasília).VEJA OS MELHORES MOMENTOS:Please enable JavaScriptplay-rounded-fillLink06:2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tugal venceu o Uruguai por 2 a 0 nesta segunda-feira (28) e garantiu a classificação para as oitavas de final da Copa do Mundo. A Celeste,...</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5.49.19.jpeg?resize=400%2C240&amp;ssl=1</text:p>
          </table:table-cell>
          <table:table-cell office:value-type="string" calcext:value-type="string">
            <text:p>Acre 01</text:p>
          </table:table-cell>
          <table:table-cell office:value-type="string" calcext:value-type="string">
            <text:p>Motoristas de aplicativo fazem manifestação em frente a Defla após latrocínio ocorrido em ramal</text:p>
          </table:table-cell>
          <table:table-cell office:value-type="string" calcext:value-type="string">
            <text:p>https://ac24horas.com/2022/11/28/motoristas-de-aplicativo-fazem-manifestacao-em-frente-a-defla-apos-latrocinio-ocorrido-em-ramal/</text:p>
          </table:table-cell>
          <table:table-cell office:value-type="string" calcext:value-type="string">
            <text:p>Na tarde desta segunda-feira, 28, dezenas de condutores de aplicativos resolveram protestar em frente a Delegacia de Flagrantes, em Rio Branco, contra o latrocínio de José Francisco Rodrigues das Chaga, de 31 anos, que foi achado morto no Ramal Santo Onofre, no Apolônio Sales.A reportagem do ac24horas ouviu um dos colegas de Chagas que lamentaram a onda de violência. Segundo ele, é necessário reforçar a segurança para evitar novas mortes violentas. “Tinha dado uma acalmada, agora retornou com força, nosso amigo não era bandido e o caso merece ser elucidada”, revelou Francisco Silva.No entanto, a Polícia Civil informou que prendeu dois suspeitos do crime, sendo que um deles confessou ter matado a vítima. O suspeito tem 21 anos e foi conduzido pela Polícia Militar no mesmo dia para a Delegacia de Flagrantes por uma ocorrência de fur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sta segunda-feira, 28, dezenas de condutores de aplicativos resolveram protestar em frente a Delegacia de Flagrantes, em Rio Branco, contra o latrocínio de José...</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09.20.05.jpeg?resize=400%2C240&amp;ssl=1</text:p>
          </table:table-cell>
          <table:table-cell office:value-type="string" calcext:value-type="string">
            <text:p>Acre</text:p>
          </table:table-cell>
          <table:table-cell office:value-type="string" calcext:value-type="string">
            <text:p>Programa Mais Luz para a Amazônia leva energia solar no interior do Acre</text:p>
          </table:table-cell>
          <table:table-cell office:value-type="string" calcext:value-type="string">
            <text:p>https://ac24horas.com/2022/11/28/programa-mais-luz-para-a-amazonia-leva-energia-solar-para-localidades-remotas/</text:p>
          </table:table-cell>
          <table:table-cell office:value-type="string" calcext:value-type="string">
            <text:p>A vida de centenas de famílias acreanas mudou em 2022 com a chegada da energia elétrica. A Energisa realizou 1.368 novas ligações com energia solar em casas localizadas nos pontos mais remotos do estado, levando energia limpa, segura e sustentável 24 horas por dia, por meio do programa Mais Luz para a Amazônia, do Governo Federal.As instalações dos sistemas de geração de energia solar são feitas em áreas de difícil acesso, distantes das redes elétricas convencionais. Em muitos casos, as famílias nunca tiveram acesso à eletricidade. Em outros, a iniciativa substitui o uso de pequenos geradores a diesel ou gasolina, que funcionam apenas por algumas horas ao dia, e hoje são a fonte de energia elétrica de muitas famílias que vivem nestas regiões.A Energisa ainda faz a instalação da parte elétrica dentro do imóvel, e fornece lâmpadas de LED, que são mais eficientes e econômicas, além de tomadas e interruptores. Os moradores também recebem um kit com instruções sobre o uso adequado de energia e como garantir o bom funcionamento do sistema solar.“Nosso compromisso é levar energia de qualidade, limpa e segura para essas pessoas que hoje têm pouco ou nenhum acesso à eletricidade. Por meio da geração de energia solar, estamos contribuindo com a melhoria da qualidade de vida de milhares de acreanos”, afirma o diretor-presidente da Energisa Acre, José Adriano Mendes Silva.O programa ainda tem grande valor social, pois promove a inclusão de cidadãos e permite usufruir de itens básicos na sociedade como a conservação de alimentos, a educação por meio da internet e a geração de renda.Zacarias é o presidente da Associação da Comunidade São Salvador, localizada no Rio Moa, em Mâncio Lima. Lá, a energia chegou e transformou a realidade dos moradores. “Já mudou muito a nossa vida. Todo mundo está gostando, aproveitando muito. Não tem nem explicação”, comemora Zacarias.Apesar das dificuldades logísticas e chuvas intensas em parte do ano, a execução do programa seguiu em ritmo acelerado. Todas as ligações previstas para 2022 já foram realizadas. E a previsão é que muito mais seja feito nos próximos anos.A Energisa está presente no Acre desde 2018, onde desenvolve projetos que estimulam a descarbonização, impulsionam o desenvolvimento sustentável e promovem qualidade de vida para a população. A empresa também está à frente do maior projeto de desligamento de termelétricas, que pretende desativar cinco usinas no estado até 2025.Veja detalhes sobre as ações de sustentabilidade do Grupo através do portalwww.energisajuntos.com.brO que é o Mais Luz Para Amazônia?O Mais Luz para a Amazônia é um programa do Governo Federal, operacionalizado pela Eletrobras, que foi lançado em fevereiro de 2020 e tem como objetivo levar energia limpa e renovável à população de regiões remotas dos estados que compõem a Amazônia Legal e que ainda não têm acesso à energia elétrica, como Acre, Amapá, Amazonas, Mato Grosso, Pará, Rondônia, Tocantins e Maranh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2022, as ligações foram realizadas pela Energisa em 10 municípios do Acre</text:p>
          </table:table-cell>
          <table:table-cell office:value-type="string" calcext:value-type="string">
            <text:p>Assessori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ORTE-APP.jpg?resize=400%2C240&amp;ssl=1</text:p>
          </table:table-cell>
          <table:table-cell office:value-type="string" calcext:value-type="string">
            <text:p>Acre 01</text:p>
          </table:table-cell>
          <table:table-cell office:value-type="string" calcext:value-type="string">
            <text:p>Polícia prende dois suspeitos de assassinar motorista de aplicativo durante corrida</text:p>
          </table:table-cell>
          <table:table-cell office:value-type="string" calcext:value-type="string">
            <text:p>https://ac24horas.com/2022/11/28/policia-prende-dois-suspeitos-da-morte-de-motorista-de-aplicativo-assassinado-apos-atender-chamada/</text:p>
          </table:table-cell>
          <table:table-cell office:value-type="string" calcext:value-type="string">
            <text:p>Foram identificados e presos dois suspeitos de matar o motorista de aplicativo José Francisco Rodrigues das Chagas, de 31 anos, assassinado a facadas na madrugada desta segunda-feira, 28.A vítima foi morta após receber um chamado para uma corrida pelo aplicativo até ao Ramal Santo Onofre, no final da Estrada Jarbas Passarinho, no bairro Apolônio Sales, em Rio Branco.Os suspeitos foram presos como resultado do trabalho investigativo da Polícia Civil por meio da Equipe de Pronto Emprego (EPE). Eles são: R. B. de S., de 21 anos, e D. de O. S. N., de 22 anos.O primeiro já havia sido conduzido no mesmo dia para a Delegacia de Flagrantes (DEFLA) por uma ocorrência de furto, tendo sido identificado, após as investigações preliminares, como autor do crime contra o motorista.A partir da confissão do primeiro suspeito, a Polícia Civil identificou o segundo investigado como participante no crime de latrocínio (roubo seguido de morte) praticado contra o profissional. Ambos foram colocados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ram identificados e presos dois suspeitos de matar o motorista de aplicativo José Francisco Rodrigues das Chagas, de 31 anos, assassinado a facadas na madrugada dest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4.31.08-1.jpeg?resize=400%2C240&amp;ssl=1</text:p>
          </table:table-cell>
          <table:table-cell office:value-type="string" calcext:value-type="string">
            <text:p>Acre</text:p>
          </table:table-cell>
          <table:table-cell office:value-type="string" calcext:value-type="string">
            <text:p>PRF apreende mais de 180 kg de cocaína em Rio Branco</text:p>
          </table:table-cell>
          <table:table-cell office:value-type="string" calcext:value-type="string">
            <text:p>https://ac24horas.com/2022/11/28/prf-apreende-mais-de-180-kg-de-cocaina-em-rio-branco/</text:p>
          </table:table-cell>
          <table:table-cell office:value-type="string" calcext:value-type="string">
            <text:p>Na manhã desta segunda-feira, 28, durante patrulhamento na BR 364, foi realizada a abordagem de uma caminhonete e, após as verificações, constatou-se que o veículo transportava grande quantidade de droga em um compartimento na estrutura de sua carroceria.Após a abordagem, foram apreendidos 181,88 kg de drogas, dos quais 167,42 kg são de pasta base e 14,46 kg de cloridrato de cocaína.Após as diligências, duas pessoas e um veículo foram encaminhados à Polícia Federal de Rio Branco-AC para as providências legais cabíve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urante patrulhamento na BR 364, foi realizada a abordagem de uma caminhonete e, após as verificações, constatou-se que o veículo transportav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4.20.02-1.jpeg?resize=400%2C240&amp;ssl=1</text:p>
          </table:table-cell>
          <table:table-cell office:value-type="string" calcext:value-type="string">
            <text:p>Na rede</text:p>
          </table:table-cell>
          <table:table-cell office:value-type="string" calcext:value-type="string">
            <text:p>Trabalhadores de Cruzeiro do Sul não perdem jogo do Brasil</text:p>
          </table:table-cell>
          <table:table-cell office:value-type="string" calcext:value-type="string">
            <text:p>https://ac24horas.com/2022/11/28/trabalhadores-de-cruzeiro-do-sul-nao-perdem-jogo-do-brasil/</text:p>
          </table:table-cell>
          <table:table-cell office:value-type="string" calcext:value-type="string">
            <text:p>Nesta segunda-feira, 28, muitos funcionários de empresas que não fecharam na hora do jogo do Brasil assistiram à partida entre Brasil e Suíça em Cruzeiro do Sul, nos próprios locais de trabalho.Na Rodoviária da cidade, os funcionários das empresas de transporte terrestre e demais estabelecimentos comerciais, se juntaram na hora da disputa para acompanhar os lances em uma televisão instalada no corredor.Adão Aquino diz que foi bom estar com os colegas e não perder tempo no deslocamento da empresa pra casa e depois do jogo, na volta para o trabalho.“Já estávamos aqui, vimos o jogo nos divertindo juntos e em seguida voltamos a trabalhar muito mais animados com a vitória do Brasil “, relataA frentista de um posto de combustível, Beatriz Rocha, conta que quase não apareceram carros para abastecer e conseguiu ver a maior parte dos 90 minutos do jogo entre Brasil e Suíça. “Agora com a vitória até o trabalho ficou mais leve e animado”, desta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gunda-feira, 28, muitos funcionários de empresas que não fecharam na hora do jogo do Brasil assistiram à partida entre Brasil e Suíça em Cruzeiro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EDUARDO.jpg?resize=400%2C240&amp;ssl=1</text:p>
          </table:table-cell>
          <table:table-cell office:value-type="string" calcext:value-type="string">
            <text:p>Cotidiano</text:p>
          </table:table-cell>
          <table:table-cell office:value-type="string" calcext:value-type="string">
            <text:p>Enquanto Bolsonaristas estão na frente de quartel, filho de presidente assiste jogo do Brasil no Catar</text:p>
          </table:table-cell>
          <table:table-cell office:value-type="string" calcext:value-type="string">
            <text:p>https://ac24horas.com/2022/11/28/enquanto-bolsonaristas-estao-na-frente-de-quartel-filho-de-presidente-assiste-jogo-do-brasil-no-catar/</text:p>
          </table:table-cell>
          <table:table-cell office:value-type="string" calcext:value-type="string">
            <text:p>O deputado federal Eduardo Bolsonaro (PL-SP) foi flagrado, em imagens oficiais da FIFA, no Estádio 974 em Doha, no Catar nesta segunda-feira (28). O político e filho de Jair Bolsonaro (PL) assistiu a partida entre Brasil e Suíça pela segunda rodada do grupo G na Copa do Mundo.O filho do presidente da República não publicou sobre a Copa, nem sobre a viagem ao Catar nas redes sociais. No vídeo, ele posa ao lado de um torcedor fantasiado e com a esposa dele, Heloísa Bolsonaro, que veste uma camisa preta da seleção brasileira.Nas redes sociais, Heloísa fez uma publicação com a roupa da Seleção e maquiagem verde e amarela, mas sem divulgar que ia para a partida da Seleção Brasileira no Catar. Já Eduardo Bolsonaro fez publicações sobre questões de armamento civil.O Brasil já garantiu a vaga antecipada nas oitavas de final da Copa do Mundo. A Seleção volta aos campos na sexta-feira (2), contra Camarões, para confirmar o primeiro lugar no grup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federal Eduardo Bolsonaro (PL-SP) foi flagrado, em imagens oficiais da FIFA, no Estádio 974 em Doha, no Catar nesta segunda-feira (28). O político e...</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3.36.17-1.jpeg?resize=400%2C240&amp;ssl=1</text:p>
          </table:table-cell>
          <table:table-cell office:value-type="string" calcext:value-type="string">
            <text:p>Na rede</text:p>
          </table:table-cell>
          <table:table-cell office:value-type="string" calcext:value-type="string">
            <text:p>Em Cruzeiro do Sul, Francesa e Chileno torcem para o Brasil na Copa</text:p>
          </table:table-cell>
          <table:table-cell office:value-type="string" calcext:value-type="string">
            <text:p>https://ac24horas.com/2022/11/28/em-cruzeiro-do-sul-francesa-e-chileno-torcem-para-o-brasil-na-copa/</text:p>
          </table:table-cell>
          <table:table-cell office:value-type="string" calcext:value-type="string">
            <text:p>Muitos estrangeiros que estão em busca de conhecer as terras indígenas e a Ayahuasca, passam e/ou moram em Cruzeiro do Sul, a segunda maior cidade do Acre. Na hora dos jogos da Copa do Mundo, 5 pessoas que moram juntas em Cruzeiro, incluindo um chileno e uma francesa, torcem pelo Brasil.Nesta segunda-feira, 28, a taróloga francesa Clara Merazi, 26 anos, gostou do resultado 1 a 0 pro Brasil em cima da Suíça. “A França já é a atual campeã então eu torço pelo Brasil, que tão bem me acolheu “, conta ela, que está percorrendo vários lugares do mundo.Já o chileno Guido Valenzuela Assis, 26, lamenta o fato do país dele não estar na Copa do Mundo 2022 no Catar. “Estou torcendo muito pelo Brasil, que é uma terra muito Hospitaleira e tem um futebol espetacular “, co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uitos estrangeiros que estão em busca de conhecer as terras indígenas e a Ayahuasca, passam e/ou moram em Cruzeiro do Sul, a segunda maior cidade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3.45.40.jpeg?resize=400%2C240&amp;ssl=1</text:p>
          </table:table-cell>
          <table:table-cell office:value-type="string" calcext:value-type="string">
            <text:p>Destaque 2</text:p>
          </table:table-cell>
          <table:table-cell office:value-type="string" calcext:value-type="string">
            <text:p>Confira as fotos da torcida acreana na vitória do Brasil sobre a Suíça</text:p>
          </table:table-cell>
          <table:table-cell office:value-type="string" calcext:value-type="string">
            <text:p>https://ac24horas.com/2022/11/28/confira-as-fotos-da-torcida-acreana-na-vitoria-do-brasil-sobre-a-suica/</text:p>
          </table:table-cell>
          <table:table-cell office:value-type="string" calcext:value-type="string">
            <text:p>Fotos de Sérgio V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s de Sérgio Vale:</text:p>
          </table:table-cell>
          <table:table-cell office:value-type="string" calcext:value-type="string">
            <text:p>Sérgio Val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317572275_6674975952518195_8927661130863884500_n.jpg?resize=400%2C240&amp;ssl=1</text:p>
          </table:table-cell>
          <table:table-cell office:value-type="string" calcext:value-type="string">
            <text:p>Extra Total</text:p>
          </table:table-cell>
          <table:table-cell office:value-type="string" calcext:value-type="string">
            <text:p>Brasil vence Suíça com gol de Casemiro e carimba vaga nas oitavas da Copa</text:p>
          </table:table-cell>
          <table:table-cell office:value-type="string" calcext:value-type="string">
            <text:p>https://ac24horas.com/2022/11/28/brasil-vence-suica-com-gol-de-casemiro-e-carimba-vaga-nas-oitavas-da-copa/</text:p>
          </table:table-cell>
          <table:table-cell office:value-type="string" calcext:value-type="string">
            <text:p>O Brasil está nas oitavas de final da Copa do Mundo do Catar. Nesta segunda-feira (28), a seleção brasileira venceu a Suíça por 1 a 0 no estádio 974, pela 2ª rodada do Grupo G do Mundial. O único gol do confronto foi marcado pelo volante Casemiro, no segundo tempo. O Brasil não se classificava de forma antecipada na Copa desde 2010.Com seis pontos, a equipe canarinho está classificada no Grupo G, ainda sem garantir posição. Na última rodada, o Brasil enfrenta Camarões, que ainda tem chance de se classificar. O outro confronto da chave será entre Suíça e Sérvia. Na próxima fase, a seleção brasileira vai enfrentar um dos classificados do Grupo H, que conta com Portugal, Gana, Uruguai e Coreia do Sul.O jogoA seleção brasileira iniciou o confronto com mais presença no campo de ataque, mas tendo dificuldade para entrar na defesa da Suíça. A Canarinho ainda desperdiçou algumas chances por errar passes ou por falta de refinamento, como em um domínio errado de Richarlison. Equilibrado, o jogo ficou parado sobretudo no meio de campo.O Brasil conseguiu uma primeira oportunidade aos 26 minutos. Raphinha partiu pela direita e cruzou para Vinícius Júnior, que entrou sozinho, mas não pegou muito bem na bola; o goleiro Sommer mandou para escanteio. Depois do lance, a equipe de Tite até chegou a ensaiar uma pressão, mas novamente ficou travada nas linhas de defesa da seleção suíça.No fim, a Canarinho teve duas cobranças de escanteio, ambas afastadas pela defesa adversária. O primeiro tempo terminou amarrado, sem grandes oportunidades e com o placar zerado.Brazil’s players celebrate their team’s first goal which was later disallowed during the Qatar 2022 World Cup Group G football match between Brazil and Switzerland at Stadium 974 in Doha on November 28, 2022. (Photo by Jewel SAMAD / AFP) (Photo by JEWEL SAMAD/AFP via Getty Images)Tite voltou para o segundo tempo com o atacante Rodrygo no lugar de Lucas Paquetá, que teve primeiro tempo apagado. Com a mudança, o Brasil ganhou mais velocidade no campo de ataque. No entanto, foi a Suíça quem atacou nos primeiros instantes da etapa final, dando desconforto para a defesa brasileira.Sem uma melhora expressiva no segundo tempo, o técnico da Canarinho resolveu fazer outra mudança rapidamente. Amarelado, Fred deu lugar para o volante Bruno Guimarães. E foi do volante a jogada que quase mudou o panorama do jogo. Aos 18, Bruno Guimarães girou na defesa e tocou por dentro. A bola passou por Alex Sandro, mas Richarlison conseguiu ganhar da defesa. No fim da jogada, Casemiro serviu Vinícius Júnior, que saiu sozinho e venceu Sommer cara a cara. Porém, o gol foi anulado por impedimento de Richarlison na jogada.As alterações seguiram na Canarinho. O ponta-direita Antony e o atacante Gabriel Jesus também foram levados a campo. Empurrando a Suíça para trás, o Brasil conseguiu abrir o placar aos 38 minutos. Vini Júnior partiu pela direita e serviu Rodrygo por dentro, que deixou para Casemiro, e o camisa 5 acertou um belo chute de primeira, forte, no canto.Na sequência, Rodrygo e Antony chegaram mais duas vezes, novamente com o Brasil apertando depois de marcar. Sem sofrer na defesa, a seleção brasileira garantiu mais uma vitória com a meta zeada: 1 a 0 para a equipe de Tite.VEJA OS MELHORES MOMENTOS:Please enable JavaScriptplay-rounded-fillLink05:4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rasil está nas oitavas de final da Copa do Mundo do Catar. Nesta segunda-feira (28), a seleção brasileira venceu a Suíça por 1 a 0...</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GOL-BRA.jpg?resize=400%2C240&amp;ssl=1</text:p>
          </table:table-cell>
          <table:table-cell office:value-type="string" calcext:value-type="string">
            <text:p>Acre</text:p>
          </table:table-cell>
          <table:table-cell office:value-type="string" calcext:value-type="string">
            <text:p>Torcedores vibram com gol de Casemiro que classificou o Brasil</text:p>
          </table:table-cell>
          <table:table-cell office:value-type="string" calcext:value-type="string">
            <text:p>https://ac24horas.com/2022/11/28/torcedores-vibram-com-gol-de-casemiro-que-classifica-brasil-para-as-oitavas-de-final-da-copa/</text:p>
          </table:table-cell>
          <table:table-cell office:value-type="string" calcext:value-type="string">
            <text:p>Os milhares de torcedores presentes no Via Verde Shopping nesta segunda-feira, 28, vibraram bastante com o primeiro gol da Seleção Brasileira marcado em meados do segundo tempo contra a seleção suíça, no estádio 974, em Doha, no Catar, válido pela segunda rodada da competição.O gol foi marcado pelo volante Casemiro do Manchester United após boa jogada da equipe canarinha. Após o gol, os torcedores comemoraram bastante o gol que vai classificando a seleção para a segunda fase da competição mundial.Antes disso, os torcedores ficaram revoltados e entristecidos com o gol anulado do atacante Vinícius Júnior do Real Madrid.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milhares de torcedores presentes no Via Verde Shopping nesta segunda-feira, 28, vibraram bastante com o primeiro gol da Seleção Brasileira marcado em meados do segun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ANULA.jpg?resize=400%2C240&amp;ssl=1</text:p>
          </table:table-cell>
          <table:table-cell office:value-type="string" calcext:value-type="string">
            <text:p>Acre</text:p>
          </table:table-cell>
          <table:table-cell office:value-type="string" calcext:value-type="string">
            <text:p>Torcedores se revoltam com gol anulado de Vinícius Júnior</text:p>
          </table:table-cell>
          <table:table-cell office:value-type="string" calcext:value-type="string">
            <text:p>https://ac24horas.com/2022/11/28/no-shopping-torcedores-se-revoltam-com-gol-anulado-de-vinicius-junior-contra-a-suica/</text:p>
          </table:table-cell>
          <table:table-cell office:value-type="string" calcext:value-type="string">
            <text:p>Na segunda rodada da Copa do Mundo do Catar, nesta segunda-feira, 28, os comandados de Tite, seguem empatando com a Suíça em 0 a 0. Porém, no segundo tempo da partida, os torcedores canarinhos ficaram revoltados e entristecidos com o gol anulado do atacante Vinícius Júnior do Real Madrid.Na hora do gol, os torcedores entraram em euforia coletiva, mas, após a equipe de arbitragem anular o primeiro gol da seleção brasileira, milhares de pessoas presentes na praça de alimentação ficaram em silêncio – lamentando a decisão do árbitro de vídeo que percebeu que o atacante Richarlison estava voltando do impedi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segunda rodada da Copa do Mundo do Catar, nesta segunda-feira, 28, os comandados de Tite, seguem empatando com a Suíça em 0 a 0. Porém,...</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1.25.14.jpeg?resize=400%2C240&amp;ssl=1</text:p>
          </table:table-cell>
          <table:table-cell office:value-type="string" calcext:value-type="string">
            <text:p>Acre</text:p>
          </table:table-cell>
          <table:table-cell office:value-type="string" calcext:value-type="string">
            <text:p>Funcionários do shopping reclamam por não assistir jogo</text:p>
          </table:table-cell>
          <table:table-cell office:value-type="string" calcext:value-type="string">
            <text:p>https://ac24horas.com/2022/11/28/funcionarios-de-estabelecimentos-no-shopping-reclamam-por-nao-conseguir-assistir-jogo-do-brasil/</text:p>
          </table:table-cell>
          <table:table-cell office:value-type="string" calcext:value-type="string">
            <text:p>No fim da manhã desta segunda-feira, 28, a Seleção Brasileira volta a campo contra a Suíça, no Estádio 974, em Doha, no Catar. No Via Verde Shopping, um dos locais que torcedores se reúnem para acompanhar a partida, alguns funcionários de lojas e da praça da alimentação não andam satisfeitos por não poderem acompanhar o jogo do Brasil.A reportagem doac24horasouviu alguns que disseram que, apesar da insatisfação, entendem a situação. Um funcionário de um restaurante contou que não gosta da situação, mas, se mostrou compreensivo. “Não gostamos, é óbvio, mas durante o jogo quem vem assistir quer comer e beber, então, temos que trabalhar”, declarou um dos servidores que não se identificou.Já outro que trabalha em uma loja de moda no shopping revelou que, para não ficar chateado no serviço, resolveu não comparecer enquanto o jogo não acabar. “Só vou depois do jogo e pronto”, afirmou outro torcedor brasilei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fim da manhã desta segunda-feira, 28, a Seleção Brasileira volta a campo contra a Suíça, no Estádio 974, em Doha, no Catar. No Via Ver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0.45.43.jpeg?resize=400%2C240&amp;ssl=1</text:p>
          </table:table-cell>
          <table:table-cell office:value-type="string" calcext:value-type="string">
            <text:p>Acre</text:p>
          </table:table-cell>
          <table:table-cell office:value-type="string" calcext:value-type="string">
            <text:p>Via Verde Shopping começa a ser tomado por torcedores do Brasil</text:p>
          </table:table-cell>
          <table:table-cell office:value-type="string" calcext:value-type="string">
            <text:p>https://ac24horas.com/2022/11/28/em-rio-branco-via-verde-shopping-comeca-a-ser-tomado-por-torcedores-do-brasil/</text:p>
          </table:table-cell>
          <table:table-cell office:value-type="string" calcext:value-type="string">
            <text:p>A Seleção Brasileira volta a campo, pela segunda rodada da Copa do Mundo do Catar, nesta segunda-feira, 28, às 11h. Os comandados de Tite enfrentam a Suíça, no Estádio 974, em Doha. No Via Verde Shopping os torcedores centenas de torcedores começam a chegar para acompanhar a partidaO jogo que poderá classificar o Brasil para a segunda fase da competição reúne pessoas de todos os tipos, jovens, adultos e crianças que escolheram o local pela boa localização, climatização e segurança.A expectativa dos torcedores também é grande, o DJ Pablo Germano está bastante confiante e arriscou o placar de 3 a 0 para a Seleção Canarinho. “Três gols de Richarlyson e um do Vinny Júnior”,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Brasileira volta a campo, pela segunda rodada da Copa do Mundo do Catar, nesta segunda-feira, 28, às 11h. Os comandados de Tite enfrentam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0.30.11.jpeg?resize=400%2C240&amp;ssl=1</text:p>
          </table:table-cell>
          <table:table-cell office:value-type="string" calcext:value-type="string">
            <text:p>Acre 01</text:p>
          </table:table-cell>
          <table:table-cell office:value-type="string" calcext:value-type="string">
            <text:p>Após reclamações do público, governo põe tenda em arquibancada da Concha Acústica</text:p>
          </table:table-cell>
          <table:table-cell office:value-type="string" calcext:value-type="string">
            <text:p>https://ac24horas.com/2022/11/28/apos-reclamacoes-do-publico-governo-poe-tenda-em-arquibancada-da-concha-acustica/</text:p>
          </table:table-cell>
          <table:table-cell office:value-type="string" calcext:value-type="string">
            <text:p>Após uma série de problemas ocorridos na transmissão do primeiro jogo do Brasil na copa, a Secretaria de Turismo e Empreendedorismo do governo do Acre resolveu colocar uma tenda na arquibancada da Concha Acústica, no Canal da Maternidade, na manhã desta segunda-feira, 28.Além disso, a transmissão do jogo, que havia sido feita pela internet na primeira vitória da seleção, agora é feita por meio digital com uma antena sincronizada diretamente à TV Globo, emissora detentora dos direitos de transmissão da Copa.Assista a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uma série de problemas ocorridos na transmissão do primeiro jogo do Brasil na copa, a Secretaria de Turismo e Empreendedorismo do governo do Acre resolveu...</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317433541_6674066139275843_3602148587271381475_n.jpg?resize=400%2C240&amp;ssl=1</text:p>
          </table:table-cell>
          <table:table-cell office:value-type="string" calcext:value-type="string">
            <text:p>Destaque 2</text:p>
          </table:table-cell>
          <table:table-cell office:value-type="string" calcext:value-type="string">
            <text:p>Gana segura a Coreia do Sul e vence a primeira em jogo eletrizante</text:p>
          </table:table-cell>
          <table:table-cell office:value-type="string" calcext:value-type="string">
            <text:p>https://ac24horas.com/2022/11/28/gana-segura-a-coreia-do-sul-e-vence-a-primeira-em-jogo-eletrizante/</text:p>
          </table:table-cell>
          <table:table-cell office:value-type="string" calcext:value-type="string">
            <text:p>Gana venceu na manhã desta segunda-feira (28) a Coreia do Sul por 3 a 2, em partida válida pela segunda rodada do Grupo H. O jogo foi eletrizante do início ao fim. A seleção africana abriu 2 a 0 no primeiro tempo, e os sul-coreanos devolveram o placar na segunda etapa, mas Kudus decretou a vitória ganesa.Com o resultado, a seleção de Gana pulou para a segunda colocação da chave, com três pontos. A Coreia do Sul é a lanterna, com apenas um ponto somado. Ainda nesta segunda, o líder Portugal, com três, encara o Uruguai, que ocupa o terceiro lugar, também com um ponto.O jogoA Coreia do Sul começou melhor, dominando as ações do jogo e explorando exaustivamente cruzamentos em direção à área. Foram sete escanteios a favor dos sul-coreanos nos 20 primeiros minutos de bola rolando.Mas todo o volume apresentado no começo da etapa inicial pela seleção asiática não foi convertido em gols. Melhor para Gana, que não desperdiçou a melhor chance que teve e abriu o placar. Aos 23, André Ayew cobrou falta em direção à área, e Salisu aproveitou a sobra para estufar a rede.O gol foi como um balde de água fria para os sul-coreanos, e Gana sentiu que poderia ampliar. Aos 33, Jordan Ayew cruzou em direção à área, e encontrou Kudus livre, que desviou de cabeça e marcou o segundo da seleção africana.Com a vantagem no marcador, Gana optou por começar a segunda etapa recuada. A ideia do técnico Otto Addo foi chamar a Coreia do Sul para o campo defensivo e tentar golpeá-la nos contra-ataques. Mas não deu certo.Aos 12, os sul-coreanos diminuíram. Lee Kang-In, que tinha acabado de entrar, roubou a bola de Lamptey pela esquerda e cruzou na medida para Cho Gue-Sung mandar para o fundo do gol. Embalada, a seleção asiática empatou. Aos 15, Kim Jin-Su cruzou, e Cho Gue-Sung balançou a rede novamente.O jogo dava indícios de que a Coreia do Sul iria virar, mas o futebol prega peças. Aos 22, Mensah cruzou rasteiro para a área, e Iñaki Williams furou. Na sobra, Kudus bateu cruzado e colocou a seleção de Gana novamente na frente do placar.A Coreia do Sul voltou a ditar as ações do jogo, mas o cansaço falou mais alto. Gana recuou as linhas e repetiu a tática de tentar aplicar um golpe fatal, enquanto os sul-coreanos buscavam retomar a igualdade. O jogo seguiu frenético até o apito final, mas sem alterações no marcador.VEJA OS MELHORES MOMENTOS:Please enable JavaScriptplay-rounded-fillLink06:4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Gana venceu na manhã desta segunda-feira (28) a Coreia do Sul por 3 a 2, em partida válida pela segunda rodada do Grupo H. O jogo...</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naom_6383b9b7870b2.jpg?resize=400%2C240&amp;ssl=1</text:p>
          </table:table-cell>
          <table:table-cell office:value-type="string" calcext:value-type="string">
            <text:p>Cotidiano</text:p>
          </table:table-cell>
          <table:table-cell office:value-type="string" calcext:value-type="string">
            <text:p>Escalação da Seleção: Tite confirma time com Militão e Fred contra a Suíça</text:p>
          </table:table-cell>
          <table:table-cell office:value-type="string" calcext:value-type="string">
            <text:p>https://ac24horas.com/2022/11/28/escalacao-da-selecao-tite-confirma-time-com-militao-e-fred-contra-a-suica/</text:p>
          </table:table-cell>
          <table:table-cell office:value-type="string" calcext:value-type="string">
            <text:p>A seleção brasileira vai a campo contra a Suíça, às 13h (Brasília), com a escalação que o ge antecipou no domingo: Alisson; Militão, Marquinhos, Thiago Silva e Alex Sandro; Casemiro, Fred e Paquetá; Raphinha, Richarlison e Vinicius Junior.Com o empate mais cedo entre Camarões e Sérvia por 3 a 3, o Brasil se classificará para as oitavas de final caso vença a Suíça. Na sexta, a Seleção encerrará a fase de grupos contra Camarões, às 16h (Brasíl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brasileira vai a campo contra a Suíça, às 13h (Brasília), com a escalação que o ge antecipou no domingo: Alisson; Militão, Marquinhos, Thiago Silva...</text:p>
          </table:table-cell>
          <table:table-cell office:value-type="string" calcext:value-type="string">
            <text:p>globo esport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08.55.52.jpeg?resize=400%2C240&amp;ssl=1</text:p>
          </table:table-cell>
          <table:table-cell office:value-type="string" calcext:value-type="string">
            <text:p>Na rede</text:p>
          </table:table-cell>
          <table:table-cell office:value-type="string" calcext:value-type="string">
            <text:p>Em Cruzeiro do Sul, resultado do concurso “Minha rua é louca pelo Brasil” será anunciado quarta</text:p>
          </table:table-cell>
          <table:table-cell office:value-type="string" calcext:value-type="string">
            <text:p>https://ac24horas.com/2022/11/28/em-cruzeiro-do-sul-resultado-do-concurso-minha-rua-e-louca-pelo-brasil-sera-anunciado-quarta/</text:p>
          </table:table-cell>
          <table:table-cell office:value-type="string" calcext:value-type="string">
            <text:p>Neste domingo, 27, a comissão organizadora do Concurso Minha Rua é Louca pelo Brasil de Cruzeiro do Sul, visitou as 8 vias que concorrem à premiação. A rua vencedora será divulgada na quarta-feira, 30, e os prêmios entregues na quinta-feira, 2 de dezembro, antes do jogo entre Brasil e Camarões.“As avaliações foram feitas e na quarta faremos a contagem das notas. Vamos entregar a premiação das três primeiras colocadas na quinta-feira antes do terceiro jogo do Brasil”, ressalta o presidente da Associação Comercial do Alto Juruá, Luis Cunha.O investimento na ornamentação é alto e além de tirar do bolso, em forma de cotas e individualmente, os moradores buscam patrocínios. Na Rua Mâncio Lima, no Bairro Aeroporto Velho, o investimento total chega a R$ 5 mil. Francisco Virgulino cita que os moradores fizeram uma cota de R$ 2.800, mas esta foi apenas uma parte do valor empregado na ornamentação. “Esses R$2.800 foi da cota geral. Além disso, tivemos as colaborações individuais e também conseguimos patrocínio. No total o investimento foi de cerca de R$ 5 mil”, relata Virgulino.O trabalho dos moradores foi intenso para garantir a decoração da via com as cores do Brasil. Virgulino conta que estão todos com esperança na vitória. “Nós nos empenhamos muito e estamos na torcida pela vitória. Mas se não ganharmos o fato de termos ficado juntos em clima de muita animação já valeu a pena”, ressaltaNa Rua Antônio Costeira, nem as ladeiras impediram os vizinhos de enfeitar a via. “Trabalhamos todos juntos e foi muito boa essa confraternização entre os vizinho”, pontua João Dias, um dos moradores.Além dos bairros Vila São Pedro e Liberdade, na zona rural de Cruzeiro do Sul, também buscam a premi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e domingo, 27, a comissão organizadora do Concurso Minha Rua é Louca pelo Brasil de Cruzeiro do Sul, visitou as 8 vias que concorrem à premiaçã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real_moeda_dinheiro_mcajr_2904223669.jpg?resize=400%2C240&amp;ssl=1</text:p>
          </table:table-cell>
          <table:table-cell office:value-type="string" calcext:value-type="string">
            <text:p>Cotidiano</text:p>
          </table:table-cell>
          <table:table-cell office:value-type="string" calcext:value-type="string">
            <text:p>Mercado financeiro eleva projeção da inflação de 5,88% para 5,91%</text:p>
          </table:table-cell>
          <table:table-cell office:value-type="string" calcext:value-type="string">
            <text:p>https://ac24horas.com/2022/11/28/mercado-financeiro-eleva-projecao-da-inflacao-de-588-para-591/</text:p>
          </table:table-cell>
          <table:table-cell office:value-type="string" calcext:value-type="string">
            <text:p>A previsão do mercado financeiro para o Índice Nacional de Preços ao Consumidor Amplo (IPCA), considerada a inflação oficial do país, subiu de 5,88% para 5,91% para este ano. A estimativa consta do Boletim Focus de hoje (28), pesquisa divulgada semanalmente pelo Banco Central (BC) com a expectativa de instituições financeiras para os principais indicadores econômicos.Para 2023, a projeção da inflação ficou em 5,02%. Para 2024 e 2025, as previsões são de inflação em 3,5% e 3%, respectivamente.A previsão para 2022 está acima do teto da meta de inflação que deve ser perseguida pelo BC. Definida pelo Conselho Monetário Nacional, a meta é de 3,5% para este ano, com intervalo de tolerância de 1,5 ponto percentual para cima ou para baixo. Ou seja, o limite inferior é de 2% e o superior de 5%.Da mesma forma, a projeção do mercado para a inflação de 2023 também está acima do teto previsto. Para 2023 e 2024, as metas fixadas são de 3,25% e 3%, respectivamente, também com os intervalos de tolerância de 1,5 ponto percentual. Ou seja, para 2023 os limites são 1,75% e 4,75%.Em outubro, a inflação subiu 0,59%, após três meses de deflação. Com o resultado, o IPCA acumula alta de 4,7% no ano e 6,47% em 12 meses, segundo o Instituto Brasileiro de Geografia e Estatística (IBGE). Para novembro, o Índice de Preços ao Consumidor Amplo-15 (IPCA-15), que é a prévia da inflação, também teve aumento de 1,17% [https://agenciabrasil.ebc.com.br/economia/noticia/2021-11/ipca-15-previa-da-inflacao-sobe-117-em-novembro].Taxa de jurosPara alcançar a meta de inflação, o Banco Central usa como principal instrumento a taxa básica de juros, a Selic, definida em 13,75% ao ano pelo Comitê de Política Monetária (Copom). A taxa está no maior nível desde janeiro de 2017, quando também estava nesse patamar.Para o mercado financeiro, a expectativa é de que a Selic encerre o ano nos mesmos 13,75%. Para o fim de 2023, a estimativa é de que a taxa básica caia para 11,5% ao ano. Já para 2024 e 2025, a previsão é de Selic em 8,25% ao ano e 8% ao ano, respectivamente.Quando o Copom aumenta a taxa básica de juros, a finalidade é conter a demanda aquecida, e isso causa reflexos nos preços porque os juros mais altos encarecem o crédito e estimulam a poupança. Desse modo, taxas mais altas também podem dificultar a expansão da economia. Além da Selic, os bancos consideram outros fatores na hora de definir os juros cobrados dos consumidores, como risco de inadimplência, lucro e despesas administrativas.Quando o Copom diminui a Selic, a tendência é de que o crédito fique mais barato, com incentivo à produção e ao consumo, reduzindo o controle sobre a inflação e estimulando a atividade econômica.PIB e câmbioA projeção das instituições financeiras para o crescimento da economia brasileira neste ano também variou, de 2,8% para 2,81%. Para 2023, a expectativa para o Produto Interno Bruto (PIB) – a soma de todos os bens e serviços produzidos no país – é de crescimento de 0,7%. Para 2024 e 2025, o mercado financeiro projeta expansão do PIB em 1,7% e 2%, respectivamente.A expectativa para a cotação do dólar está em R$ 5,27 para o final deste ano. Para o fim de 2023, a previsão é de que a moeda americana fique em R$ 5,2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visão do mercado financeiro para o Índice Nacional de Preços ao Consumidor Amplo (IPCA), considerada a inflação oficial do país, subiu de 5,88% para 5,91%...</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comitiva-Lula-cop27-16nov-2022-848x477-1.png?resize=400%2C240&amp;ssl=1</text:p>
          </table:table-cell>
          <table:table-cell office:value-type="string" calcext:value-type="string">
            <text:p>Destaque 6</text:p>
          </table:table-cell>
          <table:table-cell office:value-type="string" calcext:value-type="string">
            <text:p>Aliados de Lula veem chances de aprovar PEC com prazo de 2 anos</text:p>
          </table:table-cell>
          <table:table-cell office:value-type="string" calcext:value-type="string">
            <text:p>https://ac24horas.com/2022/11/28/aliados-de-lula-veem-chances-de-aprovar-pec-com-prazo-de-2-anos/</text:p>
          </table:table-cell>
          <table:table-cell office:value-type="string" calcext:value-type="string">
            <text:p>Integrantes do grupo de transição avaliam que há mais chances de aprovar a PEC que viabiliza o Auxílio Brasil, que voltará a ser chamado de Bolsa Família pelo governo eleito, de R$ 600 com prazo de 2 anos fora do teto fiscal – o que duraria, pelo menos, metade do mandato do novo governo.A ideia inicial do governo eleito era garantir Auxílio Brasil permanentemente livre da regra fiscal.Diante das resistências, a equipe de Lula-Alckmin admitiu outra versão que restringe o furo no teto para o pagamento do benefício a 4 anos, portanto, até o fim do governo.No entanto, o texto não andou mesmo assim.Agora, há avaliação de que uma proposta de meio termo reúne mais consensos.“Se um ano é pouco, quatro era demais, então vamos com dois anos”, afirmou à CNN um presidente de partido que faz parte da base de apoio ao novo governo.O Congresso tem dado sinais claros ao governo eleito de que não irá aprovar o texto inicialmente apresentado, no formato de minuta.Enquanto a ideia do governo é de PEC de no mínimo R$ 175 bilhões; textos alternativos propostos por senadores preveem menos da metade de espaço fiscal.O vice-presidente eleito, Geraldo Alckmin, durante reunião com parlamentares das bancadas aliadas na sede do governo de transição no Centro Cultural Banco do Brasil (CCBB). / Marcelo Camargo/Agência BrasilO presidente eleito Luiz Inácio Lula da Silva (PT) e o vice presidente eleito Geraldo Alckmin têm reunião nesta segunda-feira (28) no gabinete de transição, no Centro Cultural Banco do Brasil (CCBB), em Brasília.O primeiro relatório do governo de transição com diagnóstico do atual cenário das políticas públicas do país deve ser entregue nesta sema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Integrantes do grupo de transição avaliam que há mais chances de aprovar a PEC que viabiliza o Auxílio Brasil, que voltará a ser chamado de Bolsa...</text:p>
          </table:table-cell>
          <table:table-cell office:value-type="string" calcext:value-type="string">
            <text:p>CNN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42144440614_4f2c73a381_o.jpg?resize=400%2C240&amp;ssl=1</text:p>
          </table:table-cell>
          <table:table-cell office:value-type="string" calcext:value-type="string">
            <text:p>Destaque 6</text:p>
          </table:table-cell>
          <table:table-cell office:value-type="string" calcext:value-type="string">
            <text:p>Brasil tenta vencer a Suíça pela primeira vez em uma Copa</text:p>
          </table:table-cell>
          <table:table-cell office:value-type="string" calcext:value-type="string">
            <text:p>https://ac24horas.com/2022/11/28/brasil-tenta-vencer-a-suica-pela-primeira-vez-em-uma-copa/</text:p>
          </table:table-cell>
          <table:table-cell office:value-type="string" calcext:value-type="string">
            <text:p>São Paulo parou no dia 28 de junho de 1950, uma quarta-feira. Mais de 42 mil paulistanos rumaram para o estádio do Pacaembu, no qual a seleção brasileira comandada pelo técnico Flávio Costa enfrentaria a Suíça, um time que tinha sido humilhado pela Iugoslávia na primeira rodada da Copa, derrota de 3 a 0.Flávio Costa treinava o Vasco, mas quis fazer média com os paulistas e mudou a seleção, incluindo a famosa linha média do São Paulo naquela partida: Ruy Campos, Bauer e Noronha. O Brasil fez 1 a 0, num lance no qual, segundo a filmagem da época indica, a bola saiu pela linha de fundo antes de Ademir (do Vasco) cruzar e Alfredo II (do Vasco) balançar as redes do goleiro suíço.A Suíça empatou a seguir numa falha do zagueiro Juvenal (do Flamengo) e do goleiro Barbosa (do Vasco). O Brasil voltou à frente do placar com uma cabeçada de Baltazar (do Corinthians) no ângulo. Mas, quando faltavam apenas dois minutos para o término da partida: “A Suíça empatou novamente. O ponta-esquerda Fatton chutou, a bola passou entre os braços de Barbosa. Saímos, ficamos todos aqui na frente do estádio, a torcida esperando o Flávio Costa. Ficamos uma hora aqui na porta. Por fim, ele saiu no carro da polícia. Não sei se queriam agredir, mas, pelo menos, queríamos falar umas boas para ele, sabe”, relembrou o aposentado Nelson Xavier, que em 1950 era um dos muitos meninos que estavam no Pacaembu naquela tarde, em entrevista ao programa Caminhos da Reportagem, da TV Brasil.Foi apenas um tropeço. Curiosamente, outro confronto entre as duas seleções em Copas só ocorreu no Mundial da Rússia em 2018. Philippe Coutinho fez 1 a 0, em chute de fora da área, no 1º tempo. Mas, assim como em 1950, a Suíça empatou: Zuber, de cabeça, no 2º tempo. Tite colocou em campo diversos jogadores que mantém no elenco atual, como Alisson, Danilo, Thiago Silva, Casemiro, Neymar e Gabriel Jesus. De lá para cá, enquanto a CBF conservou o mesmo treinador, a Suíça apostou no novo. Trouxe Murat Yakin para o lugar do bósnio Vladimir Petkovic. Mas o time vermelho continua incomodando os grandes. Nas Eliminatórias tirou a Itália da liderança do grupo na última rodada e se classificou para a Copa diretamente, sem a necessidade de passar pela repescagem.Nesta segunda-feira, a partir das 13 horas (horário de Brasília), o Brasil tem a terceira chance de vencer a Suíça pela primeira vez em Copas. Não é impossível vencê-los. Isso já ocorreu em três amistosos: em 1980 (Brasil 2 a 0, em Cuiabá), em 1983 (Brasil 2 a 1, em Basel) e em 2006 (Brasil 2 a 1, em Basel).Mas há uma história curiosa. Em 1989, durante uma desastrosa excursão à Europa, a seleção comandada pelo técnico Sebastião Lazaroni já tinha perdido da Suécia (1 a 2), da Dinamarca (0 a 4) e, enfim, da Suíça (0 a 1, gol de pênalti). Essa derrota foi a gota d´água e fez com que a emissora de TV detentora dos direitos dos jogos da seleção brasileira à época desistisse de transmitir a quarta partida do Brasil (um amistoso contra o Milan, que ficou mesmo no 0 a 0).Como já parece tradição neste mundo globalizado, a Suíça traz três jogadores naturalizados: o goleiro reserva Philipp Köhn, originalmente é alemão, o meia Xherdan Shaqiri, que nasceu no Kosovo (à época ainda parte da Iugoslávia), e o atacante Breel Embolo, que é camaronês.Sempre que o Brasil jogar contra a Suíça será o favorito, mas a seleção europeia tem sido sempre uma pedra do sapato da equipe canarinho.E é bom evitar decepções como a que os antigos já tiveram: “Os suíços fizeram o suficiente para a conquista de um resultado estupendo. Para os helvéticos, o empate constitui uma esplêndida vitória e, mais do que isso, o maior feito do futebol da Suíça de todos os tempos”, resumiu o Diário da Noite após o resultado imprevisível de 19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ão Paulo parou no dia 28 de junho de 1950, uma quarta-feira. Mais de 42 mil paulistanos rumaram para o estádio do Pacaembu, no qual 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08/zap-zap.jpeg?resize=400%2C240&amp;ssl=1</text:p>
          </table:table-cell>
          <table:table-cell office:value-type="string" calcext:value-type="string">
            <text:p>Cotidiano</text:p>
          </table:table-cell>
          <table:table-cell office:value-type="string" calcext:value-type="string">
            <text:p>WhatsApp libera atalho para que usuários mandem mensagens para si mesmos</text:p>
          </table:table-cell>
          <table:table-cell office:value-type="string" calcext:value-type="string">
            <text:p>https://ac24horas.com/2022/11/28/whatsapp-libera-atalho-para-que-usuarios-mandem-mensagens-para-si-mesmos/</text:p>
          </table:table-cell>
          <table:table-cell office:value-type="string" calcext:value-type="string">
            <text:p>O WhatsApp começou a disponibilizar, gradativamente, um atalho para que usuários não precisem mais criar grupos e remover contatos para que seja possível conversar com si mesmos.Liberada a partir desta segunda-feira (28), a funcionalidade – disponível para Android e iPhone – trará o contato do usuário no topo da lista para iniciar uma conversa.Anteriormente, não havia essa opção, por mais que o consumidor do aplicativo salvasse o próprio número.Em nota, o Whats App informou que “essa funcionalidade traz a conveniência de poder enviar notas para sua lista de tarefas, lembretes, listas de compras e qualquer outra anotação que o usuário queira ter acesso facilmente, na palma da sua mão, no aplicativo que ele já usa com frequência.”.Também recentemente, a empresa liberou a possibilidade de criar ‘enquetes’ dentro de conversas. Como próxima funcionalidade, o WhatsApp já informou que está testando a opção de pesquisar empresas e realizar compras dentro do aplicativo.“Essa experiência de finalização de compra integrada será um divisor de águas para pessoas e empresas que desejam comprar e vender no WhatsApp sem precisar acessar sites, abrir outros apps ou pagar pessoalmente”, informou a empre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WhatsApp começou a disponibilizar, gradativamente, um atalho para que usuários não precisem mais criar grupos e remover contatos para que seja possível conversar com si...</text:p>
          </table:table-cell>
          <table:table-cell office:value-type="string" calcext:value-type="string">
            <text:p>CNN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19/10/AGENCIA.jpg?resize=400%2C240&amp;ssl=1</text:p>
          </table:table-cell>
          <table:table-cell office:value-type="string" calcext:value-type="string">
            <text:p>Acre</text:p>
          </table:table-cell>
          <table:table-cell office:value-type="string" calcext:value-type="string">
            <text:p>Plataformas digitais do governo ficam fora do ar até o início da tarde</text:p>
          </table:table-cell>
          <table:table-cell office:value-type="string" calcext:value-type="string">
            <text:p>https://ac24horas.com/2022/11/28/plataformas-digitais-do-governo-ficam-fora-do-ar-ate-o-inicio-da-tarde/</text:p>
          </table:table-cell>
          <table:table-cell office:value-type="string" calcext:value-type="string">
            <text:p>Na manhã desta segunda-feira, 28, dia do segundo jogo da seleção brasileira de futebol contra a Suíça, em Doha, no Catar, o governo do Estado do Acre informou que o site Agência de Notícias do Acre está fora do ar – pelo menos até o início da tarde.Sendo assim, não somente o site de notícias do Estado está fora do ar, como também, o Diário Oficial do Estado (DOE), o site do Departamento Estadual de Trânsito (Detran) e as demais plataformas digitais se encontram indisponíveis para acesso ao público.De acordo com a assessoria da gestão de Gladson Cameli, o problema ocorreu devido ao link da OI estar off-line. A previsão da equipe técnica é que a normalidade de estabilização ocorra às 13h – após a partida do Brasil na Copa do Mundo do Ca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ia do segundo jogo da seleção brasileira de futebol contra a Suíça, em Doha, no Catar, o governo do Estado 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ORTO-UVER.jpg?resize=400%2C240&amp;ssl=1</text:p>
          </table:table-cell>
          <table:table-cell office:value-type="string" calcext:value-type="string">
            <text:p>Destaque 4</text:p>
          </table:table-cell>
          <table:table-cell office:value-type="string" calcext:value-type="string">
            <text:p>Motorista de aplicativo recebe chamada e é morto a golpes de faca em Ramal de Rio Branco</text:p>
          </table:table-cell>
          <table:table-cell office:value-type="string" calcext:value-type="string">
            <text:p>https://ac24horas.com/2022/11/28/motorista-de-aplicativo-recebe-chamada-e-e-morto-a-golpes-de-faca-em-ramal-de-rio-branco/</text:p>
          </table:table-cell>
          <table:table-cell office:value-type="string" calcext:value-type="string">
            <text:p>O motorista de aplicativo José Francisco Rodrigues das Chagas, de 31 anos, foi morto a golpes de faca na madrugada desta segunda-feira, 28, após receber uma corrida pelo aplicativo até ao Ramal Santo Onofre, no final da Estrada Jarbas Passarinho, no bairro Apolônio Sales, em Rio Branco.De acordo com informações da Polícia, o motorista chegou no seu veículo no local indicado pelo aplicativo, quando foi abordado por uma pessoa não identificada, que em posse de uma faca desferiu dois golpes que atingiram o peito da vítima, que ainda conseguiu sair do carro pedindo ajuda e caiu no ramal.Moradores relataram aos policiais que chegaram a ouvir vários gritos pedindo ajuda, e após alguns minutos quando saíram de suas casas encontraram José Francisco caído, sagrando muito.A ambulância do suporte avançado do Serviço de Atendimento Móvel de Urgência (SAMU) foi acionada, mas quando os paramédicos chegaram ao local, nada puderam fazer pelo motorista de aplicativo que já se encontrava morto.Policiais Militares estiveram no local e isolaram a área para os trabalhos do Perito em criminalística, em seguida fizeram patrulhamento na região em busca de prender o autor do crime, mas ele não foi encontrado.O corpo de José Francisco foi removido e encaminhado ao Instituto Médico Legal (IML) para os exames cadavéricos.A Polícia informou ainda que o carro do motorista de aplicativo foi encontrado a uma distância de 500 metros do corpo.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otorista de aplicativo José Francisco Rodrigues das Chagas, de 31 anos, foi morto a golpes de faca na madrugada desta segunda-feira, 28, após receber uma...</text:p>
          </table:table-cell>
          <table:table-cell office:value-type="string" calcext:value-type="string">
            <text:p>Davi Sahid</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0/07/MPF-ACRE.jpg?resize=400%2C240&amp;ssl=1</text:p>
          </table:table-cell>
          <table:table-cell office:value-type="string" calcext:value-type="string">
            <text:p>Destaque 4</text:p>
          </table:table-cell>
          <table:table-cell office:value-type="string" calcext:value-type="string">
            <text:p>MPF pede que justiça obrigue INSS a cuidar de terreno abandonado no Conjunto Universitário</text:p>
          </table:table-cell>
          <table:table-cell office:value-type="string" calcext:value-type="string">
            <text:p>https://ac24horas.com/2022/11/28/mpf-pede-que-justica-obrigue-inss-a-cuidar-de-terreno-abandonado-no-conjunto-universitario/</text:p>
          </table:table-cell>
          <table:table-cell office:value-type="string" calcext:value-type="string">
            <text:p>O Ministério Público Federal (MPF) no Acre ajuizou uma ação civil pública visando obrigar o Instituto Nacional do Seguro Social (INSS) a manter limpo o INSS a manter limpo um lote de terra localizado em Rio Branco (AC), no bairro Universitário, que atualmente está abandonado, tomado por mato, lixo, entulhos e outros materiais que propiciam um ambiente favorável à proliferação de animais e insetos peçonhentos e a ocorrência de queimadas, além de ser alvo de pessoas de práticas ilegais, de forma a causar prejuízo ao bem público e à comunidade no entorno do imóvel.O caso foi encaminhado ao MPF a partir de representação da Associação de Moradores do Bairro Universitário, que denunciou o abandono de um lote de terra com área de 56.000 m², localizado no Conjunto Universitário II, em Rio Branco, de propriedade do INSS, que estaria tomada por mato, lixo, entulhos, entre outros materiais, devido à falta de intervenção pública, transformando-se em ambiente propício para a proliferação de animais e insetos peçonhentos e, até mesmo, venenosos, e a consequente transmissão e propagação das doenças transmitidas por eles, bem como a ocorrência de queimadas, além de expor a integridade física e a vida dos moradores da vizinhança.No caso deste imóvel, o problema é antigo, sendo que pelo menos desde 2008 o MPF já interveio extrajudicialmente para que fosse realizada a manutenção, porém a autarquia proprietária da área não toma para si a responsabilidade da limpeza, sendo a recorrência da intervenção ministerial também prova da leniência do órgão com relação ao patrimônio em tela.A ação também ressalta que a prática de abandono não é exclusiva para este imóvel, já tendo sido ajuizada ação no mesmo sentido visando a limpeza e conservação de um galpão do INSS em Brasiléia, a 230km de Rio Branco, sendo que nesta ação a autarquia chegou a informar a realização de uma licitação que contemplaria o imóvel de Brasiléia e os de Rio Branco.Para Lucas Almeida Costa Dias, procurador que assina a ação, a postura do INSS fere o princípio da eficiência, que rege a administração pública, especialmente quando se coloca lado a lado também a situação do imóvel de Brasiléia, que também está sem solução há anos.Além disso, o Departamento de Vigilância Sanitária do município de Rio Branco atestou que a situação do terreno está em desacordo com a Lei Municipal n. 1.623/2006 (Código Sanitário do Município), que estabelece que o proprietário ou ocupante a qualquer título, é responsável pela limpeza e conservação do imóvel.O pedido da ação é para que, no prazo de 30 dias O INSS remova o lixo e os detritos (acúmulo de telhas, tijolos, sobras de construções, excesso de plantas) do terreno, além de demarcar a área em que está situado o imóvel, ficando também obrigado a realizar mensalmente serviço de limpeza e roça no loc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Lote está abandonado há anos, trazendo inúmeros perigos para a vizinhança</text:p>
          </table:table-cell>
          <table:table-cell office:value-type="string" calcext:value-type="string">
            <text:p>Assessori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1/10/TEMPO-JURUA.jpg?resize=400%2C240&amp;ssl=1</text:p>
          </table:table-cell>
          <table:table-cell office:value-type="string" calcext:value-type="string">
            <text:p>Cotidiano</text:p>
          </table:table-cell>
          <table:table-cell office:value-type="string" calcext:value-type="string">
            <text:p>Em dia de jogo do Brasil na Copa, Acre tem segunda-feira quente, com sol e nuvens</text:p>
          </table:table-cell>
          <table:table-cell office:value-type="string" calcext:value-type="string">
            <text:p>https://ac24horas.com/2022/11/28/em-dia-de-jogo-do-brasil-na-copa-acre-tem-segunda-feira-quente-com-sol-e-nuvens/</text:p>
          </table:table-cell>
          <table:table-cell office:value-type="string" calcext:value-type="string">
            <text:p>O tempo quente, com sol e nuvens, continua a predominar no Acre, nesta segunda-feira, 28, segundo dia de jogos do Brasil na Copa do Mundo. Os termômetros marcam a máxima de 36°C na maioria dos municípiosEm Rio Branco, Brasileia e Sena Madureira não há a probabilidade de chuvas, mas caso ocorram serão rápidas e fracas. Já nas microrregiões de Cruzeiro do Sul e Tarauacá, pode chover rápido em alguns pontos, os ventos sopram, entre fracos e moderados.Temperaturas:– Rio Branco, Senador Guiomard, Bujari e Porto Acre, com mínimas oscilando entre 21 e 23ºC, e máximas, entre 34 e 36ºC;– Brasileia, Epitaciolândia, Xapuri, Capixaba, Assis Brasil e Santa Rosa do Purus, com mínimas oscilando entre 21 e 23ºC, e máximas, entre 34 e 36ºC;– Plácido de Castro e Acrelândia, com mínimas oscilando entre 21 e 23ºC, e máximas, entre 34 e 36ºC;– Sena Madureira e Manuel Urbano, com mínimas oscilando entre 21 e 23ºC, e máximas, entre 34 e 36ºC;– Tarauacá e Feijó, com mínimas oscilando entre 23 e 25ºC, e máximas, entre 35 e 37ºC;– Cruzeiro do Sul, Mâncio Lima e Rodrigues Alves, com mínimas oscilando entre 23 e 25ºC, e máximas, entre 33 e 35ºC;– Marechal Thaumaturgo, Porto Walter e Jordão, com mínimas oscilando entre 22 e 24ºC, e máximas, entre 34 e 36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quente, com sol e nuvens, continua a predominar no Acre, nesta segunda-feira, 28, segundo dia de jogos do Brasil na Copa do Mundo. 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rede-gov-1170x500-1.jpg?resize=400%2C240&amp;ssl=1</text:p>
          </table:table-cell>
          <table:table-cell office:value-type="string" calcext:value-type="string">
            <text:p>Cotidiano</text:p>
          </table:table-cell>
          <table:table-cell office:value-type="string" calcext:value-type="string">
            <text:p>Acre faz integração e ajuda expandir Rede Transforma.Gov no País</text:p>
          </table:table-cell>
          <table:table-cell office:value-type="string" calcext:value-type="string">
            <text:p>https://ac24horas.com/2022/11/28/acre-faz-integracao-e-ajuda-expandir-rede-transforma-gov-no-pais/</text:p>
          </table:table-cell>
          <table:table-cell office:value-type="string" calcext:value-type="string">
            <text:p>A Rede TransformaGov.BR de Gestão Estratégica e Transformação do Estado agora está presente em todo o Brasil. Criada em novembro de 2019, a rede completou, neste mês de novembro, sua expansão pelo país com a integração dos estados do Acre, Amapá e Roraima. Coordenada pela Secretaria de Gestão (Seges) do Ministério da Economia (ME), a rede faz parte do programa TransformaGov.BR, para simplificar e a modernizar a gestão dos órgãos e entidades da Administração Pública Federal direta, autárquica e fundacional em todas as representações regionais.Na prática, o TransformaGov.BR promove ações que resultem na redução de custos e no aumento da efetividade no gasto dos recursos públicos. Em suas ações, o TransformaGov.BR apresenta soluções em temas relacionados à gestão pública desenvolvidas pelo Ministério da Economia, como órgão central, e difunde propostas de outros colaboradores, como a Escola Nacional de Administração Pública (Enap).Entre as soluções disseminadas pela rede, estão as atas de contratação centralizadas promovidas pela Central de Compras, como o TaxiGov e o Almoxarifado Virtual Nacional; o projeto em parceria da Seges com a Secretaria do Patrimônio da União (SPU) de racionalização da ocupação predial pelo serviço público, o RacionalizaGov; e a capacitação de servidores públicos em temas-chave para o aprimoramento da gestão na ponta, em parceria com o programa Enap em Rede.O secretário de Gestão, Renato Fenili, destaca a importância da abrangência nacional da Rede TransformaGov.BR com o propósito de inspirar e conectar pessoas e instituições, por meio da colaboração e democratização de saber, gerando capacidades, sinergias e valor público. “O TransformaGov.BR estimula a inovação e a difusão do conhecimento produzido nos diversos órgãos e entidades que integram a rede. Atualmente, presente nas 26 unidades da federação brasileira, ela alcança mais de mil representações do governo federal fora de Brasília”, disse Fenili.No Distrito Federal, as ações do Programa TransformaGov.BR são levadas às unidades centrais de órgãos e entidades do governo federal pelo Departamento de Transformação Governamental da Seg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Rede TransformaGov.BR de Gestão Estratégica e Transformação do Estado agora está presente em todo o Brasil. Criada em novembro de 2019, a rede completou, neste...</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1/10/empresa-1.jpg?resize=400%2C240&amp;ssl=1</text:p>
          </table:table-cell>
          <table:table-cell office:value-type="string" calcext:value-type="string">
            <text:p>Acre</text:p>
          </table:table-cell>
          <table:table-cell office:value-type="string" calcext:value-type="string">
            <text:p>Acre adere ao Balcão Único para agilizar abertura de novas empresas</text:p>
          </table:table-cell>
          <table:table-cell office:value-type="string" calcext:value-type="string">
            <text:p>https://ac24horas.com/2022/11/28/acre-adere-ao-balcao-unico-para-agilizar-abertura-de-novas-empresas/</text:p>
          </table:table-cell>
          <table:table-cell office:value-type="string" calcext:value-type="string">
            <text:p>O Balcão Único, sistema lançado pelo Governo Federal que permite a qualquer cidadão abrir uma empresa de forma simplificada e automática, já está presente nas Juntas Comerciais de 24 unidades da federação, reduzindo o tempo e os custos para abrir um negócio. Nesta última semana de novembro, Acre e mais seis estados implementaram a iniciativa: Amapá, Amazonas, Ceará, Mato Grosso, Mato Grosso do Sul e Roraima. Com isso, o país avança cada vez mais na implementação de medidas que melhoram o ambiente de negócios e facilitam a vida do empreendedor.As Juntas Comerciais desses estados fazem parte do projeto Empreendedor Digital, em parceria com o Sebrae e apoio do Departamento Nacional de Registro Empresarial e Integração do Ministério da Economia. A solução tecnológica utilizada no Balcão Único integra os dados entre órgãos de cada esfera do governo e unifica a coleta de todos os dados necessários para a abertura e funcionamento de uma empresa. Tudo é feito através de um formulário eletrônico único, pela internet.O processo de simplificação vem sendo trabalhado desde a promulgação da Lei 11598/2007, bem como com a aquisição de ferramentas tecnológicas que requalificaram a prestação de serviços no âmbito das juntasRio Grande do Sul e Distrito Federal, unidades federativas que implementaram o Balcão Único no final do passado, e o estado Ceará, estão evoluindo seus respectivos sistemas para que todas as respostas do processo de abertura de empresas sejam realizadas de forma automática em alguns municípios.O projeto do Balcão Único é liderado pela Secretaria Especial de Desburocratização, Gestão e Governo Digital e conta com a atuação das equipes da Secretaria Especial da Receita Federal, do Sebrae, das Juntas Comerciais e da Secretaria Especial de Modernização do Estado (Seme) da Secretaria-geral da Presidência da República.A agilidade permite que o empreendedor efetue o registro do negócio e já obtenha na hora o número do Cadastro Nacional de Pessoa Jurídica (CNPJ), nos casos em que as licenças e alvarás sejam dispensados ou que permitem autodeclaração do usuário no cumprimento dos requisitos necessários para emissão automática do alvará.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alcão Único, sistema lançado pelo Governo Federal que permite a qualquer cidadão abrir uma empresa de forma simplificada e automática, já está presente nas Junta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PT-AC-RO.jpg?resize=400%2C240&amp;ssl=1</text:p>
          </table:table-cell>
          <table:table-cell office:value-type="string" calcext:value-type="string">
            <text:p>Cotidiano</text:p>
          </table:table-cell>
          <table:table-cell office:value-type="string" calcext:value-type="string">
            <text:p>Procuradoria do Trabalho em Rio Branco tem novo telefone de contato</text:p>
          </table:table-cell>
          <table:table-cell office:value-type="string" calcext:value-type="string">
            <text:p>https://ac24horas.com/2022/11/28/procuradoria-do-trabalho-em-rio-branco-tem-novo-telefone-de-contato/</text:p>
          </table:table-cell>
          <table:table-cell office:value-type="string" calcext:value-type="string">
            <text:p>A Procuradoria Regional do Trabalho, sede do Ministério Público do Trabalho (MPT) na 14ª Região, informa aos advogados, às partes em procedimentos e processos, aos órgãos públicos e ao público em geral que os números para contato telefônico com a Procuradoria do Trabalho em Rio Branco.Na capital do Acre os novos números são: (68) 3212-4600 e (68) 3212-4601.A Procuradoria de Ji-Paraná, em Rondônia, também mudou de telefone mas por um prazo de noventa dias, as chamadas para ambas os órgãos feitas pelos números antigos serão informados aos usuários os novos números por meio de atendente virtu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ocuradoria Regional do Trabalho, sede do Ministério Público do Trabalho (MPT) na 14ª Região, informa aos advogados, às partes em procedimentos e processos, aos órgãos...</text:p>
          </table:table-cell>
          <table:table-cell office:value-type="string" calcext:value-type="string">
            <text:p>Edmilson Ferreira</text:p>
          </table:table-cell>
          <table:table-cell table:number-columns-repeated="16376"/>
        </table:table-row>
        <table:table-row table:style-name="ro1" table:number-rows-repeated="1048545">
          <table:table-cell table:number-columns-repeated="16384"/>
        </table:table-row>
        <table:table-row table:style-name="ro1">
          <table:table-cell table:number-columns-repeated="16384"/>
        </table:table-row>
      </table:table>
      <table:table table:name="Cameli" table:style-name="ta2">
        <office:forms form:automatic-focus="false" form:apply-design-mode="false"/>
        <table:table-column table:style-name="co1" table:number-columns-repeated="3" table:default-cell-style-name="Default"/>
        <table:table-column table:style-name="co4" table:default-cell-style-name="Default"/>
        <table:table-column table:style-name="co1" table:number-columns-repeated="16380" table:default-cell-style-name="Default"/>
        <table:table-row table:style-name="ro1">
          <table:table-cell office:value-type="string" calcext:value-type="string">
            <text:p>28/11/2022</text:p>
          </table:table-cell>
          <table:table-cell office:value-type="string" calcext:value-type="string">
            <text:p>https://i0.wp.com/ac24horas.com/wp-content/uploads/2019/10/AGENCIA.jpg?resize=400%2C240&amp;ssl=1</text:p>
          </table:table-cell>
          <table:table-cell office:value-type="string" calcext:value-type="string">
            <text:p>Acre</text:p>
          </table:table-cell>
          <table:table-cell office:value-type="string" calcext:value-type="string">
            <text:p>Plataformas digitais do governo ficam fora do ar até o início da tarde</text:p>
          </table:table-cell>
          <table:table-cell office:value-type="string" calcext:value-type="string">
            <text:p>https://ac24horas.com/2022/11/28/plataformas-digitais-do-governo-ficam-fora-do-ar-ate-o-inicio-da-tarde/</text:p>
          </table:table-cell>
          <table:table-cell office:value-type="string" calcext:value-type="string">
            <text:p>Na manhã desta segunda-feira, 28, dia do segundo jogo da seleção brasileira de futebol contra a Suíça, em Doha, no Catar, o governo do Estado do Acre informou que o site Agência de Notícias do Acre está fora do ar – pelo menos até o início da tarde.Sendo assim, não somente o site de notícias do Estado está fora do ar, como também, o Diário Oficial do Estado (DOE), o site do Departamento Estadual de Trânsito (Detran) e as demais plataformas digitais se encontram indisponíveis para acesso ao público.De acordo com a assessoria da gestão de Gladson Cameli, o problema ocorreu devido ao link da OI estar off-line. A previsão da equipe técnica é que a normalidade de estabilização ocorra às 13h – após a partida do Brasil na Copa do Mundo do Ca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ia do segundo jogo da seleção brasileira de futebol contra a Suíça, em Doha, no Catar, o governo do Estado do...</text:p>
          </table:table-cell>
          <table:table-cell office:value-type="string" calcext:value-type="string">
            <text:p>Saimo Martins</text:p>
          </table:table-cell>
          <table:table-cell table:number-columns-repeated="16376"/>
        </table:table-row>
        <table:table-row table:style-name="ro1" table:number-rows-repeated="1048574">
          <table:table-cell table:number-columns-repeated="16384"/>
        </table:table-row>
        <table:table-row table:style-name="ro1">
          <table:table-cell table:number-columns-repeated="16384"/>
        </table:table-row>
      </table:table>
      <table:table table:name="Bocalom" table:style-name="ta3">
        <office:forms form:automatic-focus="false" form:apply-design-mode="false"/>
        <table:table-column table:style-name="co1" table:default-cell-style-name="Default"/>
        <table:table-column table:style-name="co1" table:number-columns-repeated="16383"/>
        <table:table-row table:style-name="ro1" table:number-rows-repeated="1048575">
          <table:table-cell/>
        </table:table-row>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Bocalom" style:display-name="PageStyle_Bocalom" style:page-layout-name="Mpm1">
      <style:header style:display="false"/>
      <style:header-left style:display="false"/>
      <style:header-first style:display="false"/>
      <style:footer style:display="false"/>
      <style:footer-left style:display="false"/>
      <style:footer-first style:display="false"/>
    </style:master-page>
    <style:master-page style:name="PageStyle_5f_Cameli" style:display-name="PageStyle_Cameli" style:page-layout-name="Mpm1">
      <style:header style:display="false"/>
      <style:header-left style:display="false"/>
      <style:header-first style:display="false"/>
      <style:footer style:display="false"/>
      <style:footer-left style:display="false"/>
      <style:footer-first style:display="false"/>
    </style:master-page>
    <style:master-page style:name="PageStyle_5f_Ac24horas_20_Scraping" style:display-name="PageStyle_Ac24horas Scraping"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penpyxl</meta:initial-creator>
    <meta:creation-date>2022-11-29T06:16:37</meta:creation-date>
    <dc:date>2022-11-29T01:54:32.601000000</dc:date>
    <meta:generator>LibreOffice/7.4.3.2$Windows_X86_64 LibreOffice_project/1048a8393ae2eeec98dff31b5c133c5f1d08b890</meta:generator>
    <meta:editing-duration>PT37M12S</meta:editing-duration>
    <meta:editing-cycles>1</meta:editing-cycles>
    <meta:document-statistic meta:table-count="3" meta:cell-count="248" meta:object-count="0"/>
    <meta:user-defined meta:name="AppVersion">3.0</meta:user-defined>
  </office:meta>
</office:document-meta>
</file>